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79in" fo:margin-left="-0.0403in" fo:margin-top="0in" fo:margin-bottom="0in" table:align="left"/>
    </style:style>
    <style:style style:name="Table1.A" style:family="table-column">
      <style:table-column-properties style:column-width="1.5722in"/>
    </style:style>
    <style:style style:name="Table1.B" style:family="table-column">
      <style:table-column-properties style:column-width="5.1257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1.B1" style:family="table-cell">
      <style:table-cell-properties style:vertical-align="middle" fo:padding-left="0.0375in" fo:padding-right="0.075in" fo:padding-top="0in" fo:padding-bottom="0in" fo:border="0.5pt solid #000001"/>
    </style:style>
    <style:style style:name="Table1.B2" style:family="table-cell">
      <style:table-cell-properties fo:padding-left="0.0375in" fo:padding-right="0.075in" fo:padding-top="0in" fo:padding-bottom="0in" fo:border="0.5pt solid #000001"/>
    </style:style>
    <style:style style:name="Table1.B3" style:family="table-cell">
      <style:table-cell-properties fo:padding-left="0.0375in" fo:padding-right="0.075in" fo:padding-top="0in" fo:padding-bottom="0in" fo:border="0.5pt solid #000001"/>
    </style:style>
    <style:style style:name="Table1.B4" style:family="table-cell">
      <style:table-cell-properties fo:padding-left="0.0375in" fo:padding-right="0.075in" fo:padding-top="0in" fo:padding-bottom="0in" fo:border="0.5pt solid #000001"/>
    </style:style>
    <style:style style:name="Table1.B5" style:family="table-cell">
      <style:table-cell-properties fo:padding-left="0.0375in" fo:padding-right="0.075in" fo:padding-top="0in" fo:padding-bottom="0in" fo:border="0.5pt solid #000001"/>
    </style:style>
    <style:style style:name="Table1.B6" style:family="table-cell">
      <style:table-cell-properties fo:padding-left="0.0375in" fo:padding-right="0.075in" fo:padding-top="0in" fo:padding-bottom="0in" fo:border="0.5pt solid #000001"/>
    </style:style>
    <style:style style:name="Table1.B7" style:family="table-cell">
      <style:table-cell-properties fo:padding-left="0.0375in" fo:padding-right="0.075in" fo:padding-top="0in" fo:padding-bottom="0in" fo:border="0.5pt solid #000001"/>
    </style:style>
    <style:style style:name="Table1.B8" style:family="table-cell">
      <style:table-cell-properties fo:padding-left="0.0375in" fo:padding-right="0.075in" fo:padding-top="0in" fo:padding-bottom="0in" fo:border="0.5pt solid #000001"/>
    </style:style>
    <style:style style:name="Table1.B9" style:family="table-cell">
      <style:table-cell-properties fo:padding-left="0.0375in" fo:padding-right="0.075in" fo:padding-top="0in" fo:padding-bottom="0in" fo:border="0.5pt solid #000001"/>
    </style:style>
    <style:style style:name="Table1.B10" style:family="table-cell">
      <style:table-cell-properties fo:padding-left="0.0375in" fo:padding-right="0.075in" fo:padding-top="0in" fo:padding-bottom="0in" fo:border="0.5pt solid #000001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style:font-name="Verdana" style:font-name-asian="Verdana1" style:font-name-complex="Verdana1"/>
    </style:style>
    <style:style style:name="P3" style:family="paragraph" style:parent-style-name="Standard">
      <style:paragraph-properties fo:margin-top="0in" fo:margin-bottom="0in" loext:contextual-spacing="false" fo:text-align="center" style:justify-single-word="false"/>
      <style:text-properties style:font-name="Verdana" style:font-name-asian="Verdana1" style:font-name-complex="Verdana1"/>
    </style:style>
    <style:style style:name="P4" style:family="paragraph" style:parent-style-name="Standard">
      <style:paragraph-properties fo:margin-top="0in" fo:margin-bottom="0in" loext:contextual-spacing="false" fo:text-align="start" style:justify-single-word="false"/>
      <style:text-properties style:font-name="Verdana" style:font-name-asian="Verdana1" style:font-name-complex="Verdana1"/>
    </style:style>
    <style:style style:name="P5" style:family="paragraph" style:parent-style-name="Standard">
      <style:paragraph-properties fo:margin-top="0in" fo:margin-bottom="0in" loext:contextual-spacing="false" fo:text-align="justify" style:justify-single-word="false"/>
      <style:text-properties style:font-name="Verdana" style:font-name-asian="Verdana1" style:font-name-complex="Verdana1"/>
    </style:style>
    <style:style style:name="P6" style:family="paragraph" style:parent-style-name="Standard">
      <style:paragraph-properties fo:margin-top="0in" fo:margin-bottom="0in" loext:contextual-spacing="false" fo:text-align="center" style:justify-single-word="false"/>
      <style:text-properties style:font-name="Verdana" fo:font-size="24pt" style:font-name-asian="Verdana1" style:font-size-asian="24pt" style:font-name-complex="Verdana1" style:font-size-complex="24pt"/>
    </style:style>
    <style:style style:name="P7" style:family="paragraph" style:parent-style-name="Standard">
      <style:paragraph-properties fo:margin-top="0in" fo:margin-bottom="0in" loext:contextual-spacing="false" fo:text-align="center" style:justify-single-word="false"/>
      <style:text-properties style:font-name="Verdana" fo:font-size="12pt" style:font-name-asian="Verdana1" style:font-size-asian="12pt" style:font-name-complex="Verdana1" style:font-size-complex="12pt"/>
    </style:style>
    <style:style style:name="P8" style:family="paragraph" style:parent-style-name="Standard">
      <style:paragraph-properties fo:margin-top="0in" fo:margin-bottom="0in" loext:contextual-spacing="false" fo:text-align="center" style:justify-single-word="false"/>
      <style:text-properties style:font-name="Verdana" fo:font-size="14pt" style:font-name-asian="Verdana1" style:font-size-asian="14pt" style:font-name-complex="Verdana1" style:font-size-complex="14pt"/>
    </style:style>
    <style:style style:name="P9" style:family="paragraph" style:parent-style-name="Standard">
      <style:paragraph-properties fo:margin-top="0in" fo:margin-bottom="0in" loext:contextual-spacing="false" fo:text-align="start" style:justify-single-word="false"/>
      <style:text-properties style:font-name="Verdana" fo:font-style="italic" style:font-name-asian="Verdana1" style:font-style-asian="italic" style:font-name-complex="Verdana1"/>
    </style:style>
    <style:style style:name="P10" style:family="paragraph" style:parent-style-name="Standard">
      <style:paragraph-properties fo:margin-top="0in" fo:margin-bottom="0in" loext:contextual-spacing="false" fo:text-align="start" style:justify-single-word="false"/>
      <style:text-properties style:font-name="Verdana" fo:font-style="normal" style:font-name-asian="Verdana1" style:font-style-asian="normal" style:font-name-complex="Verdana1"/>
    </style:style>
    <style:style style:name="P11" style:family="paragraph" style:parent-style-name="Standard">
      <style:paragraph-properties fo:margin-top="0in" fo:margin-bottom="0in" loext:contextual-spacing="false" fo:text-align="start" style:justify-single-word="false"/>
      <style:text-properties style:font-name="Verdana" fo:font-weight="bold" style:font-name-asian="Verdana1" style:font-weight-asian="bold" style:font-name-complex="Verdana1"/>
    </style:style>
    <style:style style:name="P12" style:family="paragraph" style:parent-style-name="Standard">
      <style:paragraph-properties fo:margin-top="0in" fo:margin-bottom="0in" loext:contextual-spacing="false" fo:text-align="start" style:justify-single-word="false"/>
    </style:style>
    <style:style style:name="P13" style:family="paragraph" style:parent-style-name="Standard">
      <style:paragraph-properties fo:margin-top="0in" fo:margin-bottom="0in" loext:contextual-spacing="false" fo:text-align="start" style:justify-single-word="false"/>
      <style:text-properties fo:color="#ff3333" style:font-name="Verdana" fo:font-style="italic" style:font-name-asian="Verdana1" style:font-style-asian="italic" style:font-name-complex="Verdana1"/>
    </style:style>
    <style:style style:name="P14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Verdana" fo:font-style="normal" style:font-name-asian="Verdana1" style:font-style-asian="normal" style:font-name-complex="Verdana1"/>
    </style:style>
    <style:style style:name="P15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Verdana" fo:font-style="normal" fo:font-weight="bold" style:font-name-asian="Verdana1" style:font-style-asian="normal" style:font-weight-asian="bold" style:font-name-complex="Verdana1"/>
    </style:style>
    <style:style style:name="P16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Verdana" fo:font-style="normal" fo:font-weight="normal" style:font-name-asian="Verdana1" style:font-style-asian="normal" style:font-weight-asian="normal" style:font-name-complex="Verdana1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P19" style:family="paragraph" style:parent-style-name="Standard">
      <style:paragraph-properties fo:margin-left="0.5in" fo:margin-right="0in" fo:margin-top="0in" fo:margin-bottom="0in" loext:contextual-spacing="false" fo:text-align="start" style:justify-single-word="false" fo:text-indent="0in" style:auto-text-indent="false"/>
      <style:text-properties fo:color="#000000" style:font-name="Verdana" fo:font-style="normal" fo:font-weight="normal" style:font-name-asian="Verdana1" style:font-style-asian="normal" style:font-weight-asian="normal" style:font-name-complex="Verdana1"/>
    </style:style>
    <style:style style:name="P20" style:family="paragraph" style:parent-style-name="Standard" style:list-style-name="WWNum3"/>
    <style:style style:name="P21" style:family="paragraph" style:parent-style-name="Standard" style:list-style-name="WWNum3">
      <style:text-properties style:font-name="Verdana" style:font-name-asian="Verdana1" style:font-name-complex="Verdana1"/>
    </style:style>
    <style:style style:name="P22" style:family="paragraph" style:parent-style-name="Standard" style:list-style-name="WWNum3">
      <style:text-properties style:font-name="Verdana" officeooo:paragraph-rsid="001abb17" style:font-name-asian="Verdana1" style:font-name-complex="Verdana1"/>
    </style:style>
    <style:style style:name="P23" style:family="paragraph" style:parent-style-name="Standard" style:list-style-name="WWNum3">
      <style:text-properties style:font-name="Verdana" officeooo:rsid="001abb17" officeooo:paragraph-rsid="001abb17" style:font-name-asian="Verdana1" style:font-name-complex="Verdana1"/>
    </style:style>
    <style:style style:name="P24" style:family="paragraph" style:parent-style-name="Standard" style:list-style-name="WWNum3">
      <style:text-properties style:font-name="Verdana" style:text-underline-style="none" style:font-name-asian="Verdana1" style:font-name-complex="Verdana1"/>
    </style:style>
    <style:style style:name="P25" style:family="paragraph" style:parent-style-name="Standard">
      <style:paragraph-properties fo:margin-top="0in" fo:margin-bottom="0in" loext:contextual-spacing="false" fo:text-align="center" style:justify-single-word="false"/>
      <style:text-properties style:font-name="Verdana" fo:font-size="24pt" style:font-name-asian="Verdana1" style:font-size-asian="24pt" style:font-name-complex="Verdana1" style:font-size-complex="24pt"/>
    </style:style>
    <style:style style:name="P26" style:family="paragraph" style:parent-style-name="Standard">
      <style:paragraph-properties fo:margin-top="0in" fo:margin-bottom="0in" loext:contextual-spacing="false" fo:text-align="center" style:justify-single-word="false"/>
      <style:text-properties style:font-name="Verdana" fo:font-size="14pt" style:font-name-asian="Verdana1" style:font-size-asian="14pt" style:font-name-complex="Verdana1" style:font-size-complex="14pt"/>
    </style:style>
    <style:style style:name="P27" style:family="paragraph" style:parent-style-name="Standard">
      <style:paragraph-properties fo:margin-top="0in" fo:margin-bottom="0in" loext:contextual-spacing="false" fo:text-align="center" style:justify-single-word="false"/>
      <style:text-properties style:font-name="Verdana" fo:font-size="11pt" style:font-name-asian="Verdana1" style:font-size-asian="11pt" style:font-name-complex="Verdana1" style:font-size-complex="11pt"/>
    </style:style>
    <style:style style:name="P28" style:family="paragraph" style:parent-style-name="Standard">
      <style:paragraph-properties fo:margin-top="0in" fo:margin-bottom="0in" loext:contextual-spacing="false"/>
      <style:text-properties style:font-name="Verdana" style:font-name-asian="Verdana1" style:font-name-complex="Verdana1"/>
    </style:style>
    <style:style style:name="P29" style:family="paragraph" style:parent-style-name="Standard">
      <style:paragraph-properties fo:margin-top="0in" fo:margin-bottom="0in" loext:contextual-spacing="false" fo:text-align="justify" style:justify-single-word="false"/>
      <style:text-properties style:font-name="Verdana" style:font-name-asian="Verdana1" style:font-name-complex="Verdana1"/>
    </style:style>
    <style:style style:name="P30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Verdana" style:font-name-asian="Verdana1" style:font-name-complex="Verdana1"/>
    </style:style>
    <style:style style:name="P31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Verdana" officeooo:paragraph-rsid="001aa540" style:font-name-asian="Verdana1" style:font-name-complex="Verdana1"/>
    </style:style>
    <style:style style:name="P32" style:family="paragraph" style:parent-style-name="Standard">
      <style:paragraph-properties fo:margin-top="0in" fo:margin-bottom="0in" loext:contextual-spacing="false" fo:text-align="start" style:justify-single-word="false"/>
      <style:text-properties style:font-name="Verdana" style:font-name-asian="Verdana1" style:font-name-complex="Verdana1"/>
    </style:style>
    <style:style style:name="P33" style:family="paragraph" style:parent-style-name="Standard">
      <style:paragraph-properties fo:margin-top="0in" fo:margin-bottom="0in" loext:contextual-spacing="false" fo:text-align="start" style:justify-single-word="false"/>
      <style:text-properties style:font-name="Verdana" fo:font-style="italic" style:font-name-asian="Verdana1" style:font-style-asian="italic" style:font-name-complex="Verdana1"/>
    </style:style>
    <style:style style:name="P34" style:family="paragraph" style:parent-style-name="Standard">
      <style:paragraph-properties fo:margin-top="0in" fo:margin-bottom="0in" loext:contextual-spacing="false" fo:text-align="start" style:justify-single-word="false"/>
      <style:text-properties fo:color="#ff3333" style:font-name="Verdana" fo:font-style="italic" style:font-name-asian="Verdana1" style:font-style-asian="italic" style:font-name-complex="Verdana1"/>
    </style:style>
    <style:style style:name="P35" style:family="paragraph" style:parent-style-name="Standard">
      <style:paragraph-properties fo:margin-top="0in" fo:margin-bottom="0in" loext:contextual-spacing="false" fo:text-align="start" style:justify-single-word="false"/>
      <style:text-properties fo:color="#ff3333" style:font-name="Verdana" fo:font-style="italic" fo:font-weight="normal" style:font-name-asian="Verdana1" style:font-style-asian="italic" style:font-weight-asian="normal" style:font-name-complex="Verdana1"/>
    </style:style>
    <style:style style:name="P36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Verdana" fo:font-style="normal" style:font-name-asian="Verdana1" style:font-style-asian="normal" style:font-name-complex="Verdana1"/>
    </style:style>
    <style:style style:name="P37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Verdana" fo:font-style="normal" fo:font-weight="bold" style:font-name-asian="Verdana1" style:font-style-asian="normal" style:font-weight-asian="bold" style:font-name-complex="Verdana1"/>
    </style:style>
    <style:style style:name="P38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Verdana" fo:font-style="normal" fo:font-weight="normal" style:font-name-asian="Verdana1" style:font-style-asian="normal" style:font-weight-asian="normal" style:font-name-complex="Verdana1"/>
    </style:style>
    <style:style style:name="P39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  <style:text-properties style:font-name="Verdana" style:font-name-asian="Verdana1" style:font-name-complex="Verdana1"/>
    </style:style>
    <style:style style:name="P40" style:family="paragraph" style:parent-style-name="Standard">
      <style:paragraph-properties fo:margin-top="0in" fo:margin-bottom="0in" loext:contextual-spacing="false" fo:text-align="center" style:justify-single-word="false" fo:break-before="page"/>
      <style:text-properties style:font-name="Verdana" style:font-name-asian="Verdana1" style:font-name-complex="Verdana1"/>
    </style:style>
    <style:style style:name="P41" style:family="paragraph" style:parent-style-name="Standard" style:list-style-name="WWNum5">
      <style:paragraph-properties fo:margin-left="0.5in" fo:margin-right="0in" fo:margin-top="0in" fo:margin-bottom="0in" loext:contextual-spacing="false" fo:text-align="start" style:justify-single-word="false" fo:text-indent="-0.25in" style:auto-text-indent="false"/>
    </style:style>
    <style:style style:name="P42" style:family="paragraph" style:parent-style-name="Standard" style:list-style-name="WWNum4">
      <style:paragraph-properties fo:margin-left="0.5in" fo:margin-right="0in" fo:margin-top="0in" fo:margin-bottom="0in" loext:contextual-spacing="false" fo:text-align="start" style:justify-single-word="false" fo:text-indent="-0.25in" style:auto-text-indent="false"/>
      <style:text-properties style:font-name="Verdana" style:font-name-asian="Verdana1" style:font-name-complex="Verdana1"/>
    </style:style>
    <style:style style:name="P43" style:family="paragraph" style:parent-style-name="Standard" style:list-style-name="WWNum5">
      <style:paragraph-properties fo:margin-left="0.5in" fo:margin-right="0in" fo:margin-top="0in" fo:margin-bottom="0in" loext:contextual-spacing="false" fo:text-align="start" style:justify-single-word="false" fo:text-indent="-0.25in" style:auto-text-indent="false"/>
      <style:text-properties fo:color="#000000" style:font-name="Verdana" fo:font-style="normal" fo:font-weight="normal" style:font-name-asian="Verdana1" style:font-style-asian="normal" style:font-weight-asian="normal" style:font-name-complex="Verdana1"/>
    </style:style>
    <style:style style:name="P44" style:family="paragraph" style:parent-style-name="Standard" style:list-style-name="WWNum4">
      <style:paragraph-properties fo:margin-left="0.75in" fo:margin-right="0in" fo:margin-top="0in" fo:margin-bottom="0in" loext:contextual-spacing="false" fo:text-align="start" style:justify-single-word="false" fo:text-indent="-0.25in" style:auto-text-indent="false"/>
      <style:text-properties style:font-name="Verdana" style:font-name-asian="Verdana1" style:font-name-complex="Verdana1"/>
    </style:style>
    <style:style style:name="P45" style:family="paragraph" style:parent-style-name="Standard" style:list-style-name="WWNum4">
      <style:paragraph-properties fo:margin-left="1in" fo:margin-right="0in" fo:margin-top="0in" fo:margin-bottom="0in" loext:contextual-spacing="false" fo:text-align="start" style:justify-single-word="false" fo:text-indent="-0.25in" style:auto-text-indent="false"/>
      <style:text-properties style:font-name="Verdana" style:font-name-asian="Verdana1" style:font-name-complex="Verdana1"/>
    </style:style>
    <style:style style:name="P46" style:family="paragraph" style:parent-style-name="Standard" style:list-style-name="WWNum4">
      <style:paragraph-properties fo:margin-left="1.25in" fo:margin-right="0in" fo:margin-top="0in" fo:margin-bottom="0in" loext:contextual-spacing="false" fo:text-align="start" style:justify-single-word="false" fo:text-indent="-0.25in" style:auto-text-indent="false"/>
      <style:text-properties style:font-name="Verdana" style:font-name-asian="Verdana1" style:font-name-complex="Verdana1"/>
    </style:style>
    <style:style style:name="P4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P4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style:font-name="Verdana" style:font-name-asian="Verdana1" style:font-name-complex="Verdana1"/>
    </style:style>
    <style:style style:name="P49" style:family="paragraph" style:parent-style-name="Standard">
      <style:paragraph-properties fo:margin-left="0in" fo:margin-right="0in" fo:margin-top="0in" fo:margin-bottom="0in" loext:contextual-spacing="false" fo:line-height="100%" fo:keep-together="auto" fo:orphans="2" fo:widows="2" fo:text-indent="0in" style:auto-text-indent="false" fo:padding="0in" fo:border="none" fo:keep-with-next="auto"/>
      <style:text-properties style:font-name="Verdana" style:font-name-asian="Verdana1" style:font-name-complex="Verdana1"/>
    </style:style>
    <style:style style:name="P50" style:family="paragraph" style:parent-style-name="Standard" style:list-style-name="WWNum3">
      <style:paragraph-properties fo:margin-left="0in" fo:margin-right="0in" fo:margin-top="0.139in" fo:margin-bottom="0.0835in" loext:contextual-spacing="false" fo:text-indent="0in" style:auto-text-indent="false"/>
      <style:text-properties style:font-name="Verdana" officeooo:paragraph-rsid="001abb17" style:font-name-asian="Verdana1" style:font-name-complex="Verdana1"/>
    </style:style>
    <style:style style:name="P51" style:family="paragraph" style:parent-style-name="Standard" style:list-style-name="WWNum1">
      <style:paragraph-properties fo:margin-left="0.9925in" fo:margin-right="0in" fo:margin-top="0in" fo:margin-bottom="0in" loext:contextual-spacing="false" fo:text-align="start" style:justify-single-word="false" fo:text-indent="-0.25in" style:auto-text-indent="false"/>
      <style:text-properties fo:color="#000000" style:font-name="Verdana" fo:font-style="normal" fo:font-weight="normal" style:font-name-asian="Verdana1" style:font-style-asian="normal" style:font-weight-asian="normal" style:font-name-complex="Verdana1"/>
    </style:style>
    <style:style style:name="P52" style:family="paragraph" style:parent-style-name="Standard" style:list-style-name="WWNum2">
      <style:paragraph-properties fo:margin-left="0.9925in" fo:margin-right="0in" fo:margin-top="0in" fo:margin-bottom="0in" loext:contextual-spacing="false" fo:text-align="start" style:justify-single-word="false" fo:text-indent="-0.25in" style:auto-text-indent="false"/>
      <style:text-properties fo:color="#000000" style:font-name="Verdana" fo:font-style="normal" fo:font-weight="normal" style:font-name-asian="Verdana1" style:font-style-asian="normal" style:font-weight-asian="normal" style:font-name-complex="Verdana1"/>
    </style:style>
    <style:style style:name="P53" style:family="paragraph" style:parent-style-name="Heading_20_1" style:list-style-name="WWNum3">
      <style:paragraph-properties fo:margin-left="0in" fo:margin-right="0in" fo:margin-top="0.1665in" fo:margin-bottom="0.0835in" loext:contextual-spacing="false" fo:text-indent="0in" style:auto-text-indent="false"/>
    </style:style>
    <style:style style:name="P54" style:family="paragraph" style:parent-style-name="Heading_20_1" style:list-style-name="WWNum3">
      <style:paragraph-properties fo:margin-left="0in" fo:margin-right="0in" fo:margin-top="0.1665in" fo:margin-bottom="0.0835in" loext:contextual-spacing="false" fo:text-indent="0in" style:auto-text-indent="false"/>
      <style:text-properties style:font-name="Verdana" style:font-name-asian="Verdana1" style:font-name-complex="Verdana1"/>
    </style:style>
    <style:style style:name="P55" style:family="paragraph" style:parent-style-name="Heading_20_2" style:list-style-name="WWNum3">
      <style:paragraph-properties fo:margin-left="0in" fo:margin-right="0in" fo:margin-top="0.139in" fo:margin-bottom="0.0835in" loext:contextual-spacing="false" fo:text-align="justify" style:justify-single-word="false" fo:text-indent="0in" style:auto-text-indent="false"/>
      <style:text-properties style:font-name="Verdana" style:font-name-asian="Verdana1" style:font-name-complex="Verdana1"/>
    </style:style>
    <style:style style:name="P56" style:family="paragraph" style:parent-style-name="Heading_20_2" style:list-style-name="WWNum3">
      <style:paragraph-properties fo:margin-left="0in" fo:margin-right="0in" fo:margin-top="0.139in" fo:margin-bottom="0.0835in" loext:contextual-spacing="false" fo:text-indent="0in" style:auto-text-indent="false"/>
      <style:text-properties style:font-name="Verdana" style:font-name-asian="Verdana1" style:font-name-complex="Verdana1"/>
    </style:style>
    <style:style style:name="P57" style:family="paragraph" style:parent-style-name="Heading_20_2" style:list-style-name="WWNum3">
      <style:paragraph-properties fo:margin-left="0in" fo:margin-right="0in" fo:margin-top="0.139in" fo:margin-bottom="0.0835in" loext:contextual-spacing="false" fo:text-indent="0in" style:auto-text-indent="false"/>
      <style:text-properties style:font-name="Verdana" officeooo:rsid="001abb17" officeooo:paragraph-rsid="001abb17" style:font-name-asian="Verdana1" style:font-name-complex="Verdana1"/>
    </style:style>
    <style:style style:name="P58" style:family="paragraph" style:parent-style-name="Heading_20_2" style:list-style-name="WWNum3">
      <style:paragraph-properties fo:margin-left="0in" fo:margin-right="0in" fo:margin-top="0.139in" fo:margin-bottom="0.0835in" loext:contextual-spacing="false" fo:text-indent="0in" style:auto-text-indent="false"/>
    </style:style>
    <style:style style:name="P59" style:family="paragraph" style:parent-style-name="Heading_20_3" style:list-style-name="WWNum3">
      <style:paragraph-properties fo:margin-left="0in" fo:margin-right="0in" fo:margin-top="0.0972in" fo:margin-bottom="0.0835in" loext:contextual-spacing="false" fo:text-indent="0in" style:auto-text-indent="false"/>
    </style:style>
    <style:style style:name="T1" style:family="text">
      <style:text-properties style:font-name="Verdana" style:font-name-asian="Verdana1" style:font-name-complex="Verdana1"/>
    </style:style>
    <style:style style:name="T2" style:family="text">
      <style:text-properties fo:color="#ff3333" style:font-name="Verdana" fo:font-style="italic" style:font-name-asian="Verdana1" style:font-style-asian="italic" style:font-name-complex="Verdana1"/>
    </style:style>
    <style:style style:name="T3" style:family="text">
      <style:text-properties fo:color="#000000" style:font-name="Verdana" fo:font-style="normal" style:font-name-asian="Verdana1" style:font-style-asian="normal" style:font-name-complex="Verdana1"/>
    </style:style>
    <style:style style:name="T4" style:family="text">
      <style:text-properties fo:color="#000000" style:font-name="Verdana" fo:font-style="normal" fo:font-weight="bold" style:font-name-asian="Verdana1" style:font-style-asian="normal" style:font-weight-asian="bold" style:font-name-complex="Verdana1"/>
    </style:style>
    <style:style style:name="T5" style:family="text">
      <style:text-properties fo:color="#000000" style:font-name="Verdana" fo:font-style="normal" fo:font-weight="normal" style:font-name-asian="Verdana1" style:font-style-asian="normal" style:font-weight-asian="normal" style:font-name-complex="Verdana1"/>
    </style:style>
    <style:style style:name="T6" style:family="text">
      <style:text-properties officeooo:rsid="00175b01"/>
    </style:style>
    <style:style style:name="T7" style:family="text">
      <style:text-properties officeooo:rsid="001aa540"/>
    </style:style>
    <style:style style:name="T8" style:family="text">
      <style:text-properties style:font-name="verdana"/>
    </style:style>
    <style:style style:name="T9" style:family="text">
      <style:text-properties officeooo:rsid="001abb1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Documento de</text:p>
      <text:p text:style-name="P6">Especificação de Requisitos de Software</text:p>
      <text:p text:style-name="P6"/>
      <text:p text:style-name="P6">NeuroWood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8">Versão 1.0</text:p>
      <text:p text:style-name="P8"/>
      <text:p text:style-name="P27">05/12/2017</text:p>
      <text:p text:style-name="P27">Preparado por: Leonardo Prati</text:p>
      <text:p text:style-name="P40">Tabela de Conteúdo</text:p>
      <text:p text:style-name="P4"/>
      <text:list xml:id="list2840538770" text:style-name="WWNum4">
        <text:list-item>
          <text:p text:style-name="P42">Introdução</text:p>
          <text:list>
            <text:list-item>
              <text:p text:style-name="P44">Propósito</text:p>
            </text:list-item>
            <text:list-item>
              <text:p text:style-name="P44">Escopo</text:p>
            </text:list-item>
            <text:list-item>
              <text:p text:style-name="P44">Definições, acrônimos e abreviações</text:p>
            </text:list-item>
            <text:list-item>
              <text:p text:style-name="P44">Visão geral do documento</text:p>
            </text:list-item>
          </text:list>
        </text:list-item>
        <text:list-item>
          <text:p text:style-name="P42">Descrição geral</text:p>
          <text:list>
            <text:list-item>
              <text:p text:style-name="P44">Perspectivas do produto</text:p>
              <text:list>
                <text:list-item>
                  <text:p text:style-name="P45">Interfaces de sistema</text:p>
                </text:list-item>
                <text:list-item>
                  <text:p text:style-name="P45">Interfaces de usuário</text:p>
                </text:list-item>
                <text:list-item>
                  <text:p text:style-name="P45">Interfaces de comunicação</text:p>
                </text:list-item>
                <text:list-item>
                  <text:p text:style-name="P45">Uso de memória</text:p>
                </text:list-item>
              </text:list>
            </text:list-item>
            <text:list-item>
              <text:p text:style-name="P44">Funções do produto</text:p>
              <text:list>
                <text:list-item>
                  <text:p text:style-name="P45">Criar classificador</text:p>
                </text:list-item>
                <text:list-item>
                  <text:p text:style-name="P45">Salvar classificador</text:p>
                </text:list-item>
                <text:list-item>
                  <text:p text:style-name="P45">Carregar classificador</text:p>
                </text:list-item>
                <text:list-item>
                  <text:p text:style-name="P45">Remover classificador</text:p>
                </text:list-item>
                <text:list-item>
                  <text:p text:style-name="P45">Criar conjunto de treinamento</text:p>
                </text:list-item>
                <text:list-item>
                  <text:p text:style-name="P45">Treinar classificador</text:p>
                </text:list-item>
                <text:list-item>
                  <text:p text:style-name="P45">Classificar</text:p>
                </text:list-item>
                <text:list-item>
                  <text:p text:style-name="P45">Gerar relatório</text:p>
                </text:list-item>
              </text:list>
            </text:list-item>
            <text:list-item>
              <text:p text:style-name="P44">Características dos usuários</text:p>
            </text:list-item>
            <text:list-item>
              <text:p text:style-name="P44">Restrições</text:p>
            </text:list-item>
            <text:list-item>
              <text:p text:style-name="P44">Suposições e dependências</text:p>
            </text:list-item>
          </text:list>
        </text:list-item>
        <text:list-item>
          <text:p text:style-name="P42">Requisitos específicos</text:p>
          <text:list>
            <text:list-item>
              <text:p text:style-name="P44">Requisitos de interface externa</text:p>
            </text:list-item>
            <text:list-item>
              <text:p text:style-name="P44">Requisitos funcionais</text:p>
              <text:list>
                <text:list-item>
                  <text:p text:style-name="P45">Casos de uso</text:p>
                  <text:list>
                    <text:list-item>
                      <text:p text:style-name="P46">Criar classificador</text:p>
                    </text:list-item>
                    <text:list-item>
                      <text:p text:style-name="P46">Salvar classificador</text:p>
                    </text:list-item>
                    <text:list-item>
                      <text:p text:style-name="P46">Carregar classificador</text:p>
                    </text:list-item>
                    <text:list-item>
                      <text:p text:style-name="P46">Remover classificador</text:p>
                    </text:list-item>
                    <text:list-item>
                      <text:p text:style-name="P46">Criar conjunto de treinamento</text:p>
                    </text:list-item>
                    <text:list-item>
                      <text:p text:style-name="P46">Treinar classificador</text:p>
                    </text:list-item>
                    <text:list-item>
                      <text:p text:style-name="P46">Classificar</text:p>
                    </text:list-item>
                    <text:list-item>
                      <text:p text:style-name="P46">Gerar relatório</text:p>
                    </text:list-item>
                  </text:list>
                </text:list-item>
                <text:list-item>
                  <text:p text:style-name="P45">Diagramas de caso de uso</text:p>
                </text:list-item>
                <text:list-item>
                  <text:p text:style-name="P45">Diagramas de fluxo de dados</text:p>
                </text:list-item>
              </text:list>
            </text:list-item>
            <text:list-item>
              <text:p text:style-name="P44">Requisitos de performance</text:p>
            </text:list-item>
            <text:list-item>
              <text:p text:style-name="P44">Requisitos de qualidade</text:p>
              <text:list>
                <text:list-item>
                  <text:p text:style-name="P45">Confiabilidade</text:p>
                </text:list-item>
                <text:list-item>
                  <text:p text:style-name="P45">Disponibilidade</text:p>
                </text:list-item>
                <text:list-item>
                  <text:p text:style-name="P45">Segurança</text:p>
                </text:list-item>
                <text:list-item>
                  <text:p text:style-name="P45">Manutenibilidade</text:p>
                </text:list-item>
                <text:list-item>
                  <text:p text:style-name="P45">Portabilidade</text:p>
                </text:list-item>
                <text:list-item>
                  <text:p text:style-name="P45">Usabilidade</text:p>
                </text:list-item>
              </text:list>
            </text:list-item>
          </text:list>
        </text:list-item>
        <text:list-item>
          <text:p text:style-name="P42">Apêndice<text:tab/></text:p>
        </text:list-item>
        <text:list-item>
          <text:p text:style-name="P42">Bibliografia</text:p>
        </text:list-item>
      </text:list>
      <text:list xml:id="list1455157632" text:style-name="WWNum3">
        <text:list-item>
          <text:p text:style-name="P54"><text:soft-page-break/>1. Introdução</text:p>
        </text:list-item>
      </text:list>
      <text:p text:style-name="P5"/>
      <text:list xml:id="list185531251897393" text:continue-numbering="true" text:style-name="WWNum3">
        <text:list-item>
          <text:list>
            <text:list-item>
              <text:p text:style-name="P55">1.1 Propósito</text:p>
            </text:list-item>
          </text:list>
        </text:list-item>
      </text:list>
      <text:p text:style-name="P5">Este documento fornece uma descrição das características dos usuários, funções do sistema, requisitos funcionais, de performance, ou quaisquer outros detalhes que possam suportar o desenvolvimento do software. </text:p>
      <text:p text:style-name="P5"/>
      <text:list xml:id="list185530885673932" text:continue-numbering="true" text:style-name="WWNum3">
        <text:list-item>
          <text:list>
            <text:list-item>
              <text:p text:style-name="P56">1.2 Escopo</text:p>
            </text:list-item>
          </text:list>
        </text:list-item>
      </text:list>
      <text:p text:style-name="P30">O sistema NeuroWood oferece um conjunto de técnicas para <text:span text:style-name="T6">classificação de imagens</text:span>. <text:span text:style-name="T6">O usuário pode criar classificadores configurando seus parâmetros, e sal</text:span></text:p>
      <text:p text:style-name="P31"/>
      <text:p text:style-name="P31">O software <text:span text:style-name="T6">interage com</text:span> <text:span text:style-name="T6">dois sistemas externos, um responsável pela captura de imagens (uma webcam ou um conjunto de câmeras, por exemplo), antes da classificação, e outro que atua sobre o processo da madeira com base na classificação obtida.</text:span></text:p>
      <text:p text:style-name="P30"><text:tab/></text:p>
      <text:p text:style-name="Heading_20_2"><text:tab/><text:span text:style-name="T8">1.3 Público-alvo</text:span></text:p>
      <text:p text:style-name="P31"><text:tab/>O público-alvo deste documento de requisitos é composto pelos representantes da NeuroWood e pelos desenvolvedores da equipe.</text:p>
      <text:p text:style-name="P30"/>
      <text:p text:style-name="P4"/>
      <text:list xml:id="list185529394521595" text:continue-numbering="true" text:style-name="WWNum3">
        <text:list-item>
          <text:list>
            <text:list-item>
              <text:p text:style-name="P56">1.<text:span text:style-name="T7">4</text:span> Definições, acrônimos e abreviações</text:p>
            </text:list-item>
          </text:list>
        </text:list-item>
        <text:list-item>
          <text:p text:style-name="P21"/>
        </text:list-item>
      </text:list>
      <text:p text:style-name="P2"/>
      <text:p text:style-name="P2">1.3.2. Acrônimos:</text:p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7">Termo</text:p>
          </table:table-cell>
          <table:table-cell table:style-name="Table1.B1" office:value-type="string">
            <text:p text:style-name="P17">Descrição</text:p>
          </table:table-cell>
        </table:table-row>
        <table:table-row table:style-name="Table1.1">
          <table:table-cell table:style-name="Table1.A1" office:value-type="string">
            <text:p text:style-name="P48">ML</text:p>
          </table:table-cell>
          <table:table-cell table:style-name="Table1.B2" office:value-type="string">
            <text:p text:style-name="P49"><text:s/>Machine Learning (Aprendizado de Máquina)</text:p>
          </table:table-cell>
        </table:table-row>
        <table:table-row table:style-name="Table1.1">
          <table:table-cell table:style-name="Table1.A1" office:value-type="string">
            <text:p text:style-name="P48">LBL </text:p>
          </table:table-cell>
          <table:table-cell table:style-name="Table1.B3" office:value-type="string">
            <text:p text:style-name="P49"><text:s/>Local Binary Pattern</text:p>
          </table:table-cell>
        </table:table-row>
        <table:table-row table:style-name="Table1.1">
          <table:table-cell table:style-name="Table1.A1" office:value-type="string">
            <text:p text:style-name="P48">MLP</text:p>
          </table:table-cell>
          <table:table-cell table:style-name="Table1.B4" office:value-type="string">
            <text:p text:style-name="P49"><text:s/>Multilayer Perceptron</text:p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  <table:table-cell table:style-name="Table1.B5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  <table:table-cell table:style-name="Table1.B6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  <table:table-cell table:style-name="Table1.B7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  <table:table-cell table:style-name="Table1.B8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  <table:table-cell table:style-name="Table1.B9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  <table:table-cell table:style-name="Table1.B10" office:value-type="string">
            <text:p text:style-name="P18"/>
          </table:table-cell>
        </table:table-row>
      </table:table>
      <text:p text:style-name="P4"/>
      <text:p text:style-name="P4"/>
      <text:p text:style-name="P4"/>
      <text:p text:style-name="P4"/>
      <text:p text:style-name="P4"/>
      <text:list xml:id="list185530844407328" text:continue-numbering="true" text:style-name="WWNum3">
        <text:list-item>
          <text:list>
            <text:list-item>
              <text:p text:style-name="P57"><text:soft-page-break/>1.5 Referências</text:p>
            </text:list-item>
            <text:list-item>
              <text:p text:style-name="P50"/>
            </text:list-item>
            <text:list-item>
              <text:p text:style-name="P56">1.<text:span text:style-name="T9">6</text:span> Visão Geral do documento</text:p>
            </text:list-item>
          </text:list>
        </text:list-item>
      </text:list>
      <text:p text:style-name="P5"/>
      <text:p text:style-name="P5">A primeira sessão do documento é dedicada à contextualização, descrição básica do software e seu propósito, bem como a definição de vocábulos utilizados durante o desenvolvimento dos requisitos.</text:p>
      <text:p text:style-name="P5"/>
      <text:p text:style-name="P5">Na sessão 2 é desenvolvida uma descrição geral do produto, preocupando-se com suas funções básicas e aspectos de sua utilização.</text:p>
      <text:p text:style-name="P5"/>
      <text:p text:style-name="P5">A sessão 3 é reservada aos requisitos do software, detalhando com mais profundidade as funcionalidades do produto e outras garantias necessárias, como Usabilidade e Portabilidade do programa.</text:p>
      <text:p text:style-name="P5"/>
      <text:p text:style-name="P4"/>
      <text:list xml:id="list185529608758881" text:continue-numbering="true" text:style-name="WWNum3">
        <text:list-item>
          <text:p text:style-name="P54">2. Descrição Geral</text:p>
        </text:list-item>
      </text:list>
      <text:p text:style-name="P4"/>
      <text:list xml:id="list185530096324522" text:continue-numbering="true" text:style-name="WWNum3">
        <text:list-item>
          <text:list>
            <text:list-item>
              <text:p text:style-name="P56">2.1 Perspectivas do produto</text:p>
            </text:list-item>
          </text:list>
        </text:list-item>
      </text:list>
      <text:p text:style-name="P4"/>
      <text:p text:style-name="P4">NeuroWood é um software desenvolvido para atuar em conjunto com um hardware fornecido por empresa parceira. Busca ser uma alternativa eficiente, porém de baixo custo, para aplicações industriais em pequena ou larga escala.</text:p>
      <text:p text:style-name="P4"><text:tab/></text:p>
      <text:list xml:id="list185530800556717" text:continue-numbering="true" text:style-name="WWNum3">
        <text:list-item>
          <text:list>
            <text:list-item>
              <text:list>
                <text:list-item>
                  <text:p text:style-name="P59">2.1.1 Interfaces do sistema</text:p>
                </text:list-item>
              </text:list>
            </text:list-item>
          </text:list>
        </text:list-item>
      </text:list>
      <text:p text:style-name="P5">O software depende de um sistema externo, responsável pela captura das imagens da linha de produção em tempo real. Assim que uma imagem é recebida, o software deve classificá-la utilizando um modelo previamente treinado, e retorna um valor que representa sua categoria de qualidade. Baseado nesta resposta, um sistema de controle pode atuar no processo da madeira, levando cada objeto categorizado para seu lugar apropriado.</text:p>
      <text:p text:style-name="P4"/>
      <text:list xml:id="list185529757325965" text:continue-numbering="true" text:style-name="WWNum3">
        <text:list-item>
          <text:list>
            <text:list-item>
              <text:list>
                <text:list-item>
                  <text:p text:style-name="P59">2.1.2 Interfaces de usuário</text:p>
                </text:list-item>
              </text:list>
            </text:list-item>
          </text:list>
        </text:list-item>
      </text:list>
      <text:p text:style-name="P4"/>
      <text:p text:style-name="P4">A interface de usuário deve ser simples, guiando o usuário pelos diferentes procedimentos que ele pode realizar no sistema. A interface gráfica deve tornar a aquisição de parâmetros mais organizada, modular, exibindo apenas o que é relevante ao usuário.</text:p>
      <text:p text:style-name="P4"/>
      <text:p text:style-name="P9">Razão: Cada procedimento de processamento de imagem, extração de características ou classificação possui diversos parâmetros configuráveis. Permitir ao usuário a manipulação de todos eles fornece poder, porém aumenta a complexidade do uso.</text:p>
      <text:p text:style-name="P9"/>
      <text:p text:style-name="P9"><text:soft-page-break/></text:p>
      <text:list xml:id="list185530659132542" text:continue-numbering="true" text:style-name="WWNum3">
        <text:list-item>
          <text:list>
            <text:list-item>
              <text:list>
                <text:list-item>
                  <text:p text:style-name="P59">2.1.3 Interfaces de comunicação</text:p>
                </text:list-item>
              </text:list>
            </text:list-item>
          </text:list>
        </text:list-item>
      </text:list>
      <text:p text:style-name="P10"/>
      <text:p text:style-name="P13">qual a interface de comunicação com o sistema externo? USB? RS-232?</text:p>
      <text:p text:style-name="P13"/>
      <text:list xml:id="list185529904507005" text:continue-numbering="true" text:style-name="WWNum3">
        <text:list-item>
          <text:list>
            <text:list-item>
              <text:list>
                <text:list-item>
                  <text:p text:style-name="P59">2.1.4 Uso de memória</text:p>
                </text:list-item>
              </text:list>
            </text:list-item>
          </text:list>
        </text:list-item>
      </text:list>
      <text:p text:style-name="P14"/>
      <text:p text:style-name="P14"/>
      <text:list xml:id="list185530494412454" text:continue-numbering="true" text:style-name="WWNum3">
        <text:list-item>
          <text:list>
            <text:list-item>
              <text:p text:style-name="P58">2.2 Funções do produto</text:p>
            </text:list-item>
          </text:list>
        </text:list-item>
      </text:list>
      <text:p text:style-name="P14"/>
      <text:list xml:id="list185530900361329" text:continue-numbering="true" text:style-name="WWNum3">
        <text:list-item>
          <text:list>
            <text:list-item>
              <text:list>
                <text:list-item>
                  <text:p text:style-name="P59">2.2.1 Criar Classificador</text:p>
                </text:list-item>
              </text:list>
            </text:list-item>
          </text:list>
        </text:list-item>
      </text:list>
      <text:p text:style-name="P14"/>
      <text:p text:style-name="P14">Esta função permite ao usuário criar um classificador. Durante a criação, o usuário define quais técnicas de processamento de imagem, extração de características e aprendizado de máquina serão usadas, configurando os seus parâmetros individualmente. O classificador recém-criado fica pronto para treinamento.</text:p>
      <text:p text:style-name="P14"/>
      <text:list xml:id="list185530511177292" text:continue-numbering="true" text:style-name="WWNum3">
        <text:list-item>
          <text:list>
            <text:list-item>
              <text:list>
                <text:list-item>
                  <text:p text:style-name="P59">2.2.2 Salvar Classificador</text:p>
                </text:list-item>
              </text:list>
            </text:list-item>
          </text:list>
        </text:list-item>
      </text:list>
      <text:p text:style-name="P14"/>
      <text:p text:style-name="P14">Esta função permite armazenar no disco um classificador criado pelo usuário, mantendo seus parâmetros e treinamento.</text:p>
      <text:p text:style-name="P14"/>
      <text:list xml:id="list185530034548748" text:continue-numbering="true" text:style-name="WWNum3">
        <text:list-item>
          <text:list>
            <text:list-item>
              <text:list>
                <text:list-item>
                  <text:p text:style-name="P59">2.2.3 Carregar Classificador</text:p>
                </text:list-item>
              </text:list>
            </text:list-item>
          </text:list>
        </text:list-item>
      </text:list>
      <text:p text:style-name="P14"/>
      <text:p text:style-name="P14">Esta função permite carregar a partir do disco um classificador previamente salvo, para utilização na sessão atual do programa.</text:p>
      <text:p text:style-name="P14"/>
      <text:list xml:id="list185530283215139" text:continue-numbering="true" text:style-name="WWNum3">
        <text:list-item>
          <text:list>
            <text:list-item>
              <text:list>
                <text:list-item>
                  <text:p text:style-name="P59">2.2.4 Remover Classificador</text:p>
                </text:list-item>
              </text:list>
            </text:list-item>
          </text:list>
        </text:list-item>
      </text:list>
      <text:p text:style-name="P14"/>
      <text:p text:style-name="P14">Esta função permite remover um classificador especificado pelo usuário. Deve ser capaz de descartar um classificador salvo em disco ou não.</text:p>
      <text:p text:style-name="P14"/>
      <text:list xml:id="list185529962512146" text:continue-numbering="true" text:style-name="WWNum3">
        <text:list-item>
          <text:list>
            <text:list-item>
              <text:list>
                <text:list-item>
                  <text:p text:style-name="P59">2.2.5 Criar Conjunto de Treinamento</text:p>
                </text:list-item>
              </text:list>
            </text:list-item>
          </text:list>
        </text:list-item>
      </text:list>
      <text:p text:style-name="P14"/>
      <text:p text:style-name="P14">Oferece ao usuário uma interface para relacionar um conjunto de imagem com suas categorias, previamente conhecidas.</text:p>
      <text:p text:style-name="P14"/>
      <text:list xml:id="list185530990160326" text:continue-numbering="true" text:style-name="WWNum3">
        <text:list-item>
          <text:list>
            <text:list-item>
              <text:list>
                <text:list-item>
                  <text:p text:style-name="P59">2.2.6 Treinar Classificador</text:p>
                </text:list-item>
              </text:list>
            </text:list-item>
          </text:list>
        </text:list-item>
      </text:list>
      <text:p text:style-name="P14"/>
      <text:p text:style-name="P14">Esta função permite adicionar experiência ao classificador. O usuário especifica <text:soft-page-break/>um classificador e um conjunto de imagens com categoria conhecida. É necessário treinar o classificador antes de usá-lo pela primeira vez. É possível treinar um classificador diversas vezes, e a experiência é cumulativa.</text:p>
      <text:p text:style-name="P14"/>
      <text:list xml:id="list185530516869137" text:continue-numbering="true" text:style-name="WWNum3">
        <text:list-item>
          <text:list>
            <text:list-item>
              <text:list>
                <text:list-item>
                  <text:p text:style-name="P59">2.2.7 Classificar</text:p>
                </text:list-item>
              </text:list>
            </text:list-item>
          </text:list>
        </text:list-item>
      </text:list>
      <text:p text:style-name="P14"/>
      <text:p text:style-name="P14">Função principal do produto. Quando solicitado pelo usuário, o software passa a se comunicar com os sistemas externos, esperando por pedidos de classificação. Recebe uma imagem e retorna um valor numérico associado à qualidade prevista para aquela imagem. É importante assegurar que o classificador tenha sido devidamente treinado.</text:p>
      <text:p text:style-name="P14"/>
      <text:list xml:id="list185529932834835" text:continue-numbering="true" text:style-name="WWNum3">
        <text:list-item>
          <text:list>
            <text:list-item>
              <text:list>
                <text:list-item>
                  <text:p text:style-name="P59">2.2.8 Criar relatório</text:p>
                </text:list-item>
              </text:list>
            </text:list-item>
          </text:list>
        </text:list-item>
      </text:list>
      <text:p text:style-name="P14"/>
      <text:p text:style-name="P14">Captura registros da sessão atual em arquivo de texto, fornecendo informações sobre seu funcionamento para auditamento. Informações como pedidos recebido pelo sistema externo, marcação de tempo, classe prevista, permitindo rastrear o comportamento do sistema.</text:p>
      <text:p text:style-name="P14"/>
      <text:list xml:id="list185530038562681" text:continue-numbering="true" text:style-name="WWNum3">
        <text:list-item>
          <text:list>
            <text:list-item>
              <text:p text:style-name="P58">2.3 Características dos usuários</text:p>
            </text:list-item>
          </text:list>
        </text:list-item>
      </text:list>
      <text:p text:style-name="P14"/>
      <text:p text:style-name="P14">Durante a criação, treinamento e avaliação do classificador, é esperado do usuário compreensão de conceitos básicos de processamento de imagem e aprendizado de máquina, a fim de selecionar adequadamente a configuração do classificador. É pertinente que os usuários recebam treinamento para uso da ferramenta.</text:p>
      <text:p text:style-name="P14"/>
      <text:p text:style-name="P14">A utilização de um classificador previamente treinado e configurado não requer estes conhecimentos específicos. Porém, é necessário conhecimento básico de informática e hardware para garantir a conexão entre o sistema externo e o software.</text:p>
      <text:p text:style-name="P14"/>
      <text:list xml:id="list185531268712737" text:continue-numbering="true" text:style-name="WWNum3">
        <text:list-item>
          <text:list>
            <text:list-item>
              <text:p text:style-name="P58">2.4 Restrições</text:p>
            </text:list-item>
            <text:list-item>
              <text:p text:style-name="P58">2.5 Suposições e dependências</text:p>
            </text:list-item>
          </text:list>
        </text:list-item>
      </text:list>
      <text:p text:style-name="P14"/>
      <text:p text:style-name="P14"/>
      <text:list xml:id="list185530248480752" text:continue-numbering="true" text:style-name="WWNum3">
        <text:list-item>
          <text:p text:style-name="P53"><text:soft-page-break/></text:p>
        </text:list-item>
        <text:list-item>
          <text:p text:style-name="P53"/>
        </text:list-item>
        <text:list-item>
          <text:p text:style-name="P53"/>
        </text:list-item>
        <text:list-item>
          <text:p text:style-name="P53">3. Requisitos específicos</text:p>
        </text:list-item>
      </text:list>
      <text:p text:style-name="P14"/>
      <text:list xml:id="list185530255323037" text:continue-numbering="true" text:style-name="WWNum3">
        <text:list-item>
          <text:list>
            <text:list-item>
              <text:p text:style-name="P58">3.1 Requisitos de interface externa</text:p>
            </text:list-item>
          </text:list>
        </text:list-item>
      </text:list>
      <text:p text:style-name="P14"/>
      <text:p text:style-name="P12"><text:span text:style-name="T3">O sistema recebe entradas comuns de mouse e teclado. Além disso, se comunica com o sistema externo para receber imagens ou retornar categorias através de interface </text:span><text:span text:style-name="T2">definir</text:span><text:span text:style-name="T3">. Utiliza-se da tela para exibir informação para o usuário.</text:span></text:p>
      <text:p text:style-name="P14"/>
      <text:list xml:id="list185529753859152" text:continue-numbering="true" text:style-name="WWNum3">
        <text:list-item>
          <text:list>
            <text:list-item>
              <text:p text:style-name="P58">3.2 Requisitos funcionais</text:p>
            </text:list-item>
          </text:list>
        </text:list-item>
      </text:list>
      <text:p text:style-name="P14"/>
      <text:list xml:id="list185529712843689" text:continue-numbering="true" text:style-name="WWNum3">
        <text:list-item>
          <text:list>
            <text:list-item>
              <text:list>
                <text:list-item>
                  <text:p text:style-name="P59">3.2.1 Casos de uso</text:p>
                </text:list-item>
              </text:list>
            </text:list-item>
          </text:list>
        </text:list-item>
      </text:list>
      <text:p text:style-name="P14"/>
      <text:p text:style-name="P14">Os casos de uso descrevem procedimentos para cada função.</text:p>
      <text:list xml:id="list185529427125364" text:continue-numbering="true" text:style-name="WWNum3">
        <text:list-item>
          <text:list>
            <text:list-item>
              <text:list>
                <text:list-item>
                  <text:p text:style-name="P59"/>
                </text:list-item>
                <text:list-item>
                  <text:p text:style-name="P59">3.2.1.1 Criar classificador</text:p>
                </text:list-item>
              </text:list>
            </text:list-item>
          </text:list>
        </text:list-item>
      </text:list>
      <text:p text:style-name="P14"/>
      <text:p text:style-name="P12"><text:span text:style-name="T4">Atores: </text:span><text:span text:style-name="T5">Operador</text:span></text:p>
      <text:p text:style-name="P15"/>
      <text:p text:style-name="P15">Pré-condições:</text:p>
      <text:p text:style-name="P15"/>
      <text:p text:style-name="P15">Fluxo principal:</text:p>
      <text:list xml:id="list261992367" text:style-name="WWNum5">
        <text:list-item>
          <text:p text:style-name="P43">O Operador clica na opção “Gerenciar classificadores → Criar classificador” no menu principal</text:p>
        </text:list-item>
        <text:list-item>
          <text:p text:style-name="P43">O Sistema exibe uma tela para configuração do novo classificador</text:p>
        </text:list-item>
        <text:list-item>
          <text:p text:style-name="P43">O Operador seleciona uma técnica de aprendizado de máquina (disponível em uma lista)</text:p>
        </text:list-item>
        <text:list-item>
          <text:p text:style-name="P43">O Operador clica em “Adicionar”</text:p>
        </text:list-item>
        <text:list-item>
          <text:p text:style-name="P43">O Sistema exibe os parâmetros configuráveis para a opção escolhida</text:p>
        </text:list-item>
        <text:list-item>
          <text:p text:style-name="P43">O Operador altera os valores padrões que desejar.</text:p>
        </text:list-item>
        <text:list-item>
          <text:p text:style-name="P43">O Operador clica em “Salvar”.</text:p>
        </text:list-item>
        <text:list-item>
          <text:p text:style-name="P43">O Operador clica em “Próximo”.</text:p>
        </text:list-item>
        <text:list-item>
          <text:p text:style-name="P43">O Sistema exibe as técnicas de extração de características disponíveis.</text:p>
        </text:list-item>
        <text:list-item>
          <text:p text:style-name="P43">O Operador seleciona uma técnica na lista</text:p>
        </text:list-item>
        <text:list-item>
          <text:p text:style-name="P43">O Operador clica em “Adicionar”</text:p>
        </text:list-item>
        <text:list-item>
          <text:p text:style-name="P43">O sistema exibe os parâmetros configuráveis para a opção escolhida.</text:p>
        </text:list-item>
        <text:list-item>
          <text:p text:style-name="P43">O Operador altera os valores padrões que desejar.</text:p>
        </text:list-item>
        <text:list-item>
          <text:p text:style-name="P41"><text:soft-page-break/><text:span text:style-name="T5"><text:s text:c="4"/></text:span><text:span text:style-name="T1"><text:s/></text:span><text:span text:style-name="T5">O Operador clica em “Salvar”</text:span></text:p>
        </text:list-item>
        <text:list-item>
          <text:p text:style-name="P43"><text:s/>O Operador clica em “Próximo”</text:p>
        </text:list-item>
        <text:list-item>
          <text:p text:style-name="P43"><text:s/>O Sistema exibe as operações de processamento de imagem disponíveis. </text:p>
        </text:list-item>
        <text:list-item>
          <text:p text:style-name="P43">O Operador seleciona uma operação na lista.</text:p>
        </text:list-item>
        <text:list-item>
          <text:p text:style-name="P43">O Operador clica em “Adicionar”</text:p>
        </text:list-item>
        <text:list-item>
          <text:p text:style-name="P43">O Sistema exibe os parâmetros configuráveis para a(s) opção(ões) escolhida(s).</text:p>
        </text:list-item>
        <text:list-item>
          <text:p text:style-name="P43">O Operador altera os valores padrões que desejar.</text:p>
        </text:list-item>
        <text:list-item>
          <text:p text:style-name="P43">O Operador clica em “Salvar”</text:p>
        </text:list-item>
        <text:list-item>
          <text:p text:style-name="P43">O Operador clica em “Próximo”</text:p>
        </text:list-item>
        <text:list-item>
          <text:p text:style-name="P43">O Sistema exibe um resumo das escolhas do Operador.</text:p>
        </text:list-item>
        <text:list-item>
          <text:p text:style-name="P43">O Operador seleciona “Finalizar” para confirmar a configuração criada.</text:p>
        </text:list-item>
        <text:list-item>
          <text:p text:style-name="P43">O Sistema fecha a tela de criação e confirma a operação.</text:p>
        </text:list-item>
      </text:list>
      <text:p text:style-name="P19"/>
      <text:p text:style-name="P15">Pós-condições:</text:p>
      <text:p text:style-name="P12"><text:span text:style-name="T4"><text:tab/></text:span><text:span text:style-name="T5">O classificador criado está disponível para ser salvo, treinado ou usado.</text:span></text:p>
      <text:p text:style-name="P15"/>
      <text:p text:style-name="P15">Fluxo alternativo:</text:p>
      <text:p text:style-name="P35">Detalhar cada conjunto de parâmetros no fluxo alternativo?</text:p>
      <text:p text:style-name="P16"><text:s text:c="4"/>14a. Retorna ao passo 9</text:p>
      <text:p text:style-name="P16"/>
      <text:p text:style-name="P16"><text:s text:c="4"/>20a. Retorna ao passo 16</text:p>
      <text:p text:style-name="P16"/>
      <text:p text:style-name="P16"><text:s text:c="4"/>24a. O Operador seleciona “Cancelar”. Cancela a operação.</text:p>
      <text:p text:style-name="P14"/>
      <text:p text:style-name="P14"/>
      <text:list xml:id="list185530860703346" text:continue-list="list185529427125364" text:style-name="WWNum3">
        <text:list-item>
          <text:list>
            <text:list-item>
              <text:list>
                <text:list-item>
                  <text:p text:style-name="P59">3.2.1.2 Salvar classificador</text:p>
                </text:list-item>
              </text:list>
            </text:list-item>
          </text:list>
        </text:list-item>
      </text:list>
      <text:p text:style-name="P14"/>
      <text:p text:style-name="P12"><text:span text:style-name="T4">Atores: </text:span><text:span text:style-name="T5">Operador</text:span></text:p>
      <text:p text:style-name="P16"/>
      <text:p text:style-name="P12"><text:span text:style-name="T4">Pré-condições: </text:span><text:span text:style-name="T5"><text:tab/></text:span></text:p>
      <text:p text:style-name="P16"><text:tab/>- Operador está na última etapa da criação, ou do treinamento de um <text:tab/>classificador.</text:p>
      <text:p text:style-name="P16"/>
      <text:p text:style-name="P15">Fluxo principal:</text:p>
      <text:list xml:id="list1226994118" text:style-name="WWNum1">
        <text:list-item>
          <text:p text:style-name="P51">O Operador clica em “Salvar classificador”</text:p>
        </text:list-item>
        <text:list-item>
          <text:p text:style-name="P51">O Sistema exibe uma tela de navegação de arquivos</text:p>
        </text:list-item>
        <text:list-item>
          <text:p text:style-name="P51">O Operador seleciona o diretório e o nome do arquivo</text:p>
        </text:list-item>
        <text:list-item>
          <text:p text:style-name="P51">O Sistema salva um arquivo contendo todas as informações necessárias para utilizar o classificador em outro momento.</text:p>
        </text:list-item>
        <text:list-item>
          <text:p text:style-name="P51">O Sistema exibe uma mensagem confirmando a operação.</text:p>
        </text:list-item>
      </text:list>
      <text:p text:style-name="P15"/>
      <text:p text:style-name="P15">Pós-condições:</text:p>
      <text:p text:style-name="P12"><text:span text:style-name="T4"><text:tab/>- </text:span><text:span text:style-name="T5">Existe um arquivo, no diretório e com nome especificados pelo usuário, <text:tab/>contendo a informação necessária para reproduzir aquele classificador <text:tab/>futuramente, em outra sessão de execução do programa.</text:span></text:p>
      <text:p text:style-name="P11"/>
      <text:p text:style-name="P11"/>
      <text:p text:style-name="P11"><text:soft-page-break/></text:p>
      <text:p text:style-name="P15"/>
      <text:p text:style-name="P15">Fluxo alternativo:</text:p>
      <text:p text:style-name="P14"><text:tab/>3a. O arquivo já existe. O Sistema pergunta ao usuário se ele deseja <text:tab/>sobrescrever o arquivo.</text:p>
      <text:p text:style-name="P14"/>
      <text:p text:style-name="P14"/>
      <text:p text:style-name="P15">3.2.1.3 Carregar classificador</text:p>
      <text:p text:style-name="P14"/>
      <text:p text:style-name="P12"><text:span text:style-name="T4">Atores: </text:span><text:span text:style-name="T5">Operador</text:span></text:p>
      <text:p text:style-name="P16"/>
      <text:p text:style-name="P15">Pré-condições:</text:p>
      <text:p text:style-name="P12"><text:span text:style-name="T4"><text:tab/>- </text:span><text:span text:style-name="T5">Operador está na tela de treinamento ou classificação.</text:span></text:p>
      <text:p text:style-name="P15"/>
      <text:p text:style-name="P15">Fluxo principal:</text:p>
      <text:list xml:id="list3524048830" text:style-name="WWNum2">
        <text:list-item>
          <text:p text:style-name="P52">O Operador clica no botão “Carregar classificador”</text:p>
        </text:list-item>
        <text:list-item>
          <text:p text:style-name="P52">O Sistema exibe uma tela de navegação de arquivos.</text:p>
        </text:list-item>
        <text:list-item>
          <text:p text:style-name="P52">O Operador seleciona o arquivo.</text:p>
        </text:list-item>
        <text:list-item>
          <text:p text:style-name="P52">O Sistema carrega o arquivo selecionado para a memória.</text:p>
        </text:list-item>
      </text:list>
      <text:p text:style-name="P15"/>
      <text:p text:style-name="P15">Pós-condições:</text:p>
      <text:p text:style-name="P12"><text:span text:style-name="T4"><text:tab/>- </text:span><text:span text:style-name="T5">O classificador carregado está pronto para treinamento/classificação.</text:span></text:p>
      <text:p text:style-name="P15"/>
      <text:p text:style-name="P15">Fluxo alternativo:</text:p>
      <text:p text:style-name="P14"/>
      <text:p text:style-name="P9"/>
      <text:list xml:id="list185530493596310" text:continue-list="list185530860703346" text:style-name="WWNum3">
        <text:list-item>
          <text:list>
            <text:list-item>
              <text:list>
                <text:list-item>
                  <text:p text:style-name="P59">3.2.1.4 </text:p>
                </text:list-item>
                <text:list-item>
                  <text:p text:style-name="P59"/>
                </text:list-item>
              </text:list>
            </text:list-item>
          </text:list>
        </text:list-item>
      </text:list>
      <text:p text:style-name="P15">Atores: </text:p>
      <text:p text:style-name="P15">Pré-condições:</text:p>
      <text:p text:style-name="P15">Fluxo principal:</text:p>
      <text:p text:style-name="P15">Pós-condições:</text:p>
      <text:p text:style-name="P15">Fluxo alternativo:</text:p>
      <text:p text:style-name="P14"/>
      <text:p text:style-name="P4"/>
      <text:p text:style-name="P15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pt" fo:country="BR" style:letter-kerning="tru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665in" fo:margin-bottom="0.0835in" loext:contextual-spacing="false" fo:line-height="100%" fo:text-indent="0in" style:auto-text-indent="false" fo:keep-with-next="always"/>
      <style:text-properties style:font-name="Liberation Sans" fo:font-family="'Liberation Sans'" style:font-family-generic="roman" style:font-pitch="variable" fo:font-size="18pt" fo:font-weight="bold" style:font-name-asian="Liberation Sans1" style:font-family-asian="'Liberation Sans'" style:font-family-generic-asian="system" style:font-pitch-asian="variable" style:font-size-asian="18pt" style:font-weight-asian="bold" style:font-name-complex="Liberation Sans1" style:font-family-complex="'Liberation Sans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139in" fo:margin-bottom="0.0835in" loext:contextual-spacing="false" fo:line-height="100%" fo:text-indent="0in" style:auto-text-indent="false" fo:keep-with-next="always"/>
      <style:text-properties style:font-name="Liberation Sans" fo:font-family="'Liberation Sans'" style:font-family-generic="roman" style:font-pitch="variable" fo:font-size="16pt" fo:font-weight="bold" style:font-name-asian="Liberation Sans1" style:font-family-asian="'Liberation Sans'" style:font-family-generic-asian="system" style:font-pitch-asian="variable" style:font-size-asian="16pt" style:font-weight-asian="bold" style:font-name-complex="Liberation Sans1" style:font-family-complex="'Liberation Sans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0972in" fo:margin-bottom="0.0835in" loext:contextual-spacing="false" fo:line-height="100%" fo:text-indent="0in" style:auto-text-indent="false" fo:keep-with-next="always"/>
      <style:text-properties style:font-name="Liberation Sans" fo:font-family="'Liberation Sans'" style:font-family-generic="roman" style:font-pitch="variable" fo:font-size="14pt" fo:font-weight="bold" style:font-name-asian="Liberation Sans1" style:font-family-asian="'Liberation Sans'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4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992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4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992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/>
    </style:style>
    <style:page-layout style:name="Mpm1">
      <style:page-layout-properties fo:page-width="8.2681in" fo:page-height="11.6929in" style:num-format="1" style:print-orientation="portrait" fo:margin-top="0.7874in" fo:margin-bottom="0.25in" fo:margin-left="0.7874in" fo:margin-right="0.7874in" style:writing-mode="lr-tb" style:layout-grid-color="#c0c0c0" style:layout-grid-lines="257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5374in" fo:margin-left="0in" fo:margin-right="0in" fo:margin-top="0.498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Linux_X86_64 LibreOffice_project/40m0$Build-2</meta:generator>
    <dc:date>2018-06-29T18:55:29.099151951</dc:date>
    <meta:editing-duration>PT3M56S</meta:editing-duration>
    <meta:editing-cycles>1</meta:editing-cycles>
    <meta:document-statistic meta:table-count="1" meta:image-count="0" meta:object-count="0" meta:page-count="9" meta:paragraph-count="193" meta:word-count="1472" meta:character-count="10153" meta:non-whitespace-character-count="8770"/>
  </office:meta>
</office:document-meta>
</file>